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6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3838" draw:fill="solid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3" style:family="graphic" style:parent-style-name="objectwithoutfill">
      <style:graphic-properties svg:stroke-color="#111111" draw:fill="solid" draw:fill-color="#111111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12" style:family="paragraph">
      <loext:graphic-properties draw:fill="solid" draw:fill-color="#111111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3faf46" fo:font-size="18pt" style:font-size-asian="18pt" style:font-size-complex="18pt"/>
    </style:style>
    <style:style style:name="T6" style:family="text">
      <style:text-properties fo:color="#ff0000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3.8cm" svg:x="16.8cm" svg:y="17.1cm">
          <text:p text:style-name="P2"><text:s text:c="5"/><text:s text:c="5"/><text:s text:c="5"/><text:s text:c="5"/><text:s text:c="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3.46cm" svg:y1="10.7cm" svg:x2="3.46cm" svg:y2="17.4cm">
          <text:p/>
        </draw:line>
        <draw:line draw:style-name="gr5" draw:text-style-name="P4" draw:layer="layout" svg:x1="18.1cm" svg:y1="11.2cm" svg:x2="18.1cm" svg:y2="17.1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8.1cm" svg:y1="20.8cm" svg:x2="18.1cm" svg:y2="23.9cm">
          <text:p/>
        </draw:line>
        <draw:line draw:style-name="gr5" draw:text-style-name="P4" draw:layer="layout" svg:x1="7.8cm" svg:y1="23.9cm" svg:x2="18.1cm" svg:y2="23.9cm">
          <text:p/>
        </draw:line>
        <draw:line draw:style-name="gr5" draw:text-style-name="P4" draw:layer="layout" svg:x1="10.6cm" svg:y1="22cm" svg:x2="10.6cm" svg:y2="23.9cm">
          <text:p/>
        </draw:line>
        <draw:line draw:style-name="gr5" draw:text-style-name="P4" draw:layer="layout" svg:x1="7.7cm" svg:y1="14cm" svg:x2="13.2cm" svg:y2="14cm">
          <text:p/>
        </draw:line>
        <draw:line draw:style-name="gr5" draw:text-style-name="P4" draw:layer="layout" svg:x1="3.5cm" svg:y1="20.2cm" svg:x2="3.5cm" svg:y2="23.8cm">
          <text:p/>
        </draw:line>
        <draw:line draw:style-name="gr5" draw:text-style-name="P4" draw:layer="layout" svg:x1="3.5cm" svg:y1="23.8cm" svg:x2="5.4cm" svg:y2="23.8cm">
          <text:p/>
        </draw:line>
        <draw:line draw:style-name="gr5" draw:text-style-name="P5" draw:layer="layout" svg:x1="3.4cm" svg:y1="14cm" svg:x2="5.3cm" svg:y2="14cm">
          <text:p/>
        </draw:line>
        <draw:line draw:style-name="gr5" draw:text-style-name="P4" draw:layer="layout" svg:x1="7.7cm" svg:y1="4.2cm" svg:x2="13.3cm" svg:y2="4.2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0.6cm" svg:y1="4.2cm" svg:x2="10.6cm" svg:y2="7cm">
          <text:p/>
        </draw:line>
        <draw:line draw:style-name="gr5" draw:text-style-name="P4" draw:layer="layout" svg:x1="3.5cm" svg:y1="4.2cm" svg:x2="3.5cm" svg:y2="6.9cm">
          <text:p/>
        </draw:line>
        <draw:line draw:style-name="gr5" draw:text-style-name="P4" draw:layer="layout" svg:x1="3.5cm" svg:y1="4.2cm" svg:x2="5.3cm" svg:y2="4.2cm">
          <text:p/>
        </draw:line>
        <draw:line draw:style-name="gr5" draw:text-style-name="P4" draw:layer="layout" svg:x1="18.1cm" svg:y1="4.1cm" svg:x2="18.1cm" svg:y2="5.1cm">
          <text:p/>
        </draw:line>
        <draw:line draw:style-name="gr5" draw:text-style-name="P4" draw:layer="layout" svg:x1="15.5cm" svg:y1="4.1cm" svg:x2="18.1cm" svg:y2="4.1cm">
          <text:p/>
        </draw:line>
        <draw:line draw:style-name="gr5" draw:text-style-name="P5" draw:layer="layout" svg:x1="15.6cm" svg:y1="14cm" svg:x2="18.1cm" svg:y2="14cm">
          <text:p/>
        </draw:line>
        <draw:line draw:style-name="gr6" draw:text-style-name="P4" draw:layer="layout" svg:x1="18.1cm" svg:y1="20.2cm" svg:x2="18.1cm" svg:y2="18cm">
          <text:p/>
        </draw:line>
        <draw:line draw:style-name="gr6" draw:text-style-name="P4" draw:layer="layout" svg:x1="18.1cm" svg:y1="9.1cm" svg:x2="18.1cm" svg:y2="6.9cm">
          <text:p/>
        </draw:line>
        <draw:frame draw:style-name="gr7" draw:text-style-name="P6" draw:layer="layout" svg:width="0.6cm" svg:height="1.3cm" svg:x="3cm" svg:y="7.6cm">
          <draw:text-box>
            <text:p><text:span text:style-name="T1">+</text:span></text:p>
          </draw:text-box>
        </draw:frame>
        <draw:frame draw:style-name="gr7" draw:text-style-name="P6" draw:layer="layout" svg:width="0.6cm" svg:height="1.3cm" svg:x="10.1cm" svg:y="17.1cm">
          <draw:text-box>
            <text:p><text:span text:style-name="T1">+</text:span></text:p>
          </draw:text-box>
        </draw:frame>
        <draw:frame draw:style-name="gr8" draw:text-style-name="P6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9" draw:text-style-name="P7" draw:layer="layout" svg:width="2.4cm" svg:height="3.6cm" svg:x="10.2cm" svg:y="18.8cm">
          <draw:text-box>
            <text:p><text:span text:style-name="T2">-</text:span></text:p>
          </draw:text-box>
        </draw:frame>
        <draw:frame draw:style-name="gr10" draw:text-style-name="P6" draw:layer="layout" svg:width="0.4cm" svg:height="1.2cm" svg:x="9.4cm" svg:y="6.8cm">
          <draw:text-box>
            <text:p><text:span text:style-name="T1">+</text:span></text:p>
          </draw:text-box>
        </draw:frame>
        <draw:frame draw:style-name="gr11" draw:text-style-name="P7" draw:layer="layout" svg:width="0.9cm" svg:height="1.5cm" svg:x="9.4cm" svg:y="8.8cm">
          <draw:text-box>
            <text:p><text:span text:style-name="T2">-</text:span></text:p>
          </draw:text-box>
        </draw:frame>
        <draw:line draw:style-name="gr6" draw:text-style-name="P4" draw:layer="layout" svg:x1="4.223cm" svg:y1="17.7cm" svg:x2="4.2cm" svg:y2="19.9cm">
          <text:p/>
        </draw:line>
        <draw:frame draw:style-name="gr12" draw:text-style-name="P8" draw:layer="layout" svg:width="2.2cm" svg:height="2.8cm" svg:x="5.9cm" svg:y="5.1cm">
          <draw:text-box>
            <text:p>R1</text:p>
          </draw:text-box>
        </draw:frame>
        <draw:frame draw:style-name="gr12" draw:text-style-name="P8" draw:layer="layout" svg:width="2.2cm" svg:height="2.8cm" svg:x="13.4cm" svg:y="4.9cm">
          <draw:text-box>
            <text:p>R2</text:p>
          </draw:text-box>
        </draw:frame>
        <draw:frame draw:style-name="gr12" draw:text-style-name="P8" draw:layer="layout" svg:width="2.2cm" svg:height="2.8cm" svg:x="1.7cm" svg:y="18.4cm">
          <draw:text-box>
            <text:p>R6</text:p>
          </draw:text-box>
        </draw:frame>
        <draw:frame draw:style-name="gr13" draw:text-style-name="P8" draw:layer="layout" svg:width="2.2cm" svg:height="0.962cm" svg:x="6cm" svg:y="24.538cm">
          <draw:text-box>
            <text:p>R7</text:p>
          </draw:text-box>
        </draw:frame>
        <draw:frame draw:style-name="gr12" draw:text-style-name="P8" draw:layer="layout" svg:width="2.2cm" svg:height="2.8cm" svg:x="13.7cm" svg:y="14.8cm">
          <draw:text-box>
            <text:p>R5</text:p>
          </draw:text-box>
        </draw:frame>
        <draw:frame draw:style-name="gr12" draw:text-style-name="P8" draw:layer="layout" svg:width="2.2cm" svg:height="2.8cm" svg:x="5.9cm" svg:y="14.8cm">
          <draw:text-box>
            <text:p>R4</text:p>
          </draw:text-box>
        </draw:frame>
        <draw:frame draw:style-name="gr10" draw:text-style-name="P8" draw:layer="layout" svg:width="1.6cm" svg:height="1.2cm" svg:x="10.9cm" svg:y="8.1cm">
          <draw:text-box>
            <text:p>R3</text:p>
          </draw:text-box>
        </draw:frame>
        <draw:frame draw:style-name="gr10" draw:text-style-name="P8" draw:layer="layout" svg:width="1.6cm" svg:height="1.2cm" svg:x="9.1cm" svg:y="8cm">
          <draw:text-box>
            <text:p>Vb</text:p>
          </draw:text-box>
        </draw:frame>
        <draw:frame draw:style-name="gr14" draw:text-style-name="P9" draw:layer="layout" svg:width="3.2cm" svg:height="2.384cm" svg:x="18.2cm" svg:y="11.1cm">
          <draw:text-box>
            <text:p><text:span text:style-name="T3">Ib=KbVb</text:span></text:p>
          </draw:text-box>
        </draw:frame>
        <draw:frame draw:style-name="gr14" draw:text-style-name="P9" draw:layer="layout" svg:width="3.6cm" svg:height="2.384cm" svg:x="10.7cm" svg:y="21.3cm">
          <draw:text-box>
            <text:p><text:span text:style-name="T3">Vc = KcIc</text:span></text:p>
          </draw:text-box>
        </draw:frame>
        <draw:frame draw:style-name="gr15" draw:text-style-name="P9" draw:layer="layout" svg:width="1.1cm" svg:height="1.484cm" svg:x="18.8cm" svg:y="20.316cm">
          <draw:text-box>
            <text:p><text:span text:style-name="T3">Id</text:span></text:p>
          </draw:text-box>
        </draw:frame>
        <draw:frame draw:style-name="gr15" draw:text-style-name="P9" draw:layer="layout" svg:width="1.1cm" svg:height="1.484cm" svg:x="4.4cm" svg:y="18.016cm">
          <draw:text-box>
            <text:p><text:span text:style-name="T3">Ic</text:span></text:p>
          </draw:text-box>
        </draw:frame>
        <draw:frame draw:style-name="gr10" draw:text-style-name="P8" draw:layer="layout" svg:width="1.6cm" svg:height="1.2cm" svg:x="1cm" svg:y="8.2cm">
          <draw:text-box>
            <text:p>Va</text:p>
          </draw:text-box>
        </draw:frame>
        <draw:line draw:style-name="gr16" draw:text-style-name="P4" draw:layer="layout" svg:x1="7.9cm" svg:y1="8.9cm" svg:x2="7.5cm" svg:y2="8.3cm">
          <text:p/>
        </draw:line>
        <draw:path draw:style-name="gr17" draw:text-style-name="P4" draw:layer="layout" svg:width="2.648cm" svg:height="2.797cm" draw:transform="skewX (0.00104719755119655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8" draw:text-style-name="P10" draw:layer="layout" svg:width="1.4cm" svg:height="1.7cm" svg:x="6.4cm" svg:y="9.1cm">
          <draw:text-box>
            <text:p><text:span text:style-name="T4">Ia</text:span></text:p>
          </draw:text-box>
        </draw:frame>
        <draw:path draw:style-name="gr17" draw:text-style-name="P4" draw:layer="layout" svg:width="2.65cm" svg:height="2.798cm" draw:transform="rotate (-2.35828888529474) translate (16.3836728760055cm 18.8332352548732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15.6836728760055cm 9.73923525487323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8.55367287600552cm 18.7392352548732cm)" svg:viewBox="0 0 2651 2799" svg:d="M921 2799c657 11 1186-486 1495-1024s381-1485-208-1700c-763-278-1934 243-2208 1128v68">
          <text:p/>
        </draw:path>
        <draw:line draw:style-name="gr16" draw:text-style-name="P4" draw:layer="layout" svg:x1="15.5cm" svg:y1="17.9cm" svg:x2="15.1cm" svg:y2="17.3cm">
          <text:p/>
        </draw:line>
        <draw:line draw:style-name="gr16" draw:text-style-name="P4" draw:layer="layout" svg:x1="7.7cm" svg:y1="17.9cm" svg:x2="7.3cm" svg:y2="17.3cm">
          <text:p/>
        </draw:line>
        <draw:line draw:style-name="gr16" draw:text-style-name="P4" draw:layer="layout" svg:x1="14.8cm" svg:y1="8.9cm" svg:x2="14.4cm" svg:y2="8.3cm">
          <text:p/>
        </draw:line>
        <draw:frame draw:style-name="gr18" draw:text-style-name="P10" draw:layer="layout" svg:width="1.4cm" svg:height="1.7cm" svg:x="6.2cm" svg:y="18.2cm">
          <draw:text-box>
            <text:p><text:span text:style-name="T4">Ic</text:span></text:p>
          </draw:text-box>
        </draw:frame>
        <draw:frame draw:style-name="gr18" draw:text-style-name="P10" draw:layer="layout" svg:width="1.4cm" svg:height="1.7cm" svg:x="13.3cm" svg:y="9.2cm">
          <draw:text-box>
            <text:p><text:span text:style-name="T4">Ib</text:span></text:p>
          </draw:text-box>
        </draw:frame>
        <draw:frame draw:style-name="gr19" draw:text-style-name="P10" draw:layer="layout" svg:width="1.2cm" svg:height="1.8cm" svg:x="14cm" svg:y="18.2cm">
          <draw:text-box>
            <text:p><text:span text:style-name="T4">Id</text:span></text:p>
          </draw:text-box>
        </draw:frame>
        <draw:custom-shape draw:style-name="gr20" draw:text-style-name="P3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0cm" svg:y="3cm">
          <draw:text-box>
            <text:p><text:span text:style-name="T5">V3</text:span></text:p>
          </draw:text-box>
        </draw:frame>
        <draw:frame draw:style-name="gr21" draw:text-style-name="P11" draw:layer="layout" svg:width="1.4cm" svg:height="1.673cm" svg:x="18.3cm" svg:y="13.427cm">
          <draw:text-box>
            <text:p><text:span text:style-name="T5">V2</text:span></text:p>
          </draw:text-box>
        </draw:frame>
        <draw:frame draw:style-name="gr22" draw:text-style-name="P11" draw:layer="layout" svg:width="3.2cm" svg:height="1.301cm" svg:x="10.541cm" svg:y="12.8cm">
          <draw:text-box>
            <text:p><text:span text:style-name="T5">V0</text:span></text:p>
          </draw:text-box>
        </draw:frame>
        <draw:frame draw:style-name="gr21" draw:text-style-name="P11" draw:layer="layout" svg:width="1.4cm" svg:height="1.673cm" svg:x="2.1cm" svg:y="13.5cm">
          <draw:text-box>
            <text:p><text:span text:style-name="T5">V4</text:span></text:p>
          </draw:text-box>
        </draw:frame>
        <draw:frame draw:style-name="gr21" draw:text-style-name="P11" draw:layer="layout" svg:width="1.4cm" svg:height="1.673cm" svg:x="10cm" svg:y="24.2cm">
          <draw:text-box>
            <text:p><text:span text:style-name="T5">V1</text:span></text:p>
          </draw:text-box>
        </draw:frame>
        <draw:line draw:style-name="gr23" draw:text-style-name="P12" draw:layer="layout" svg:x1="10.5cm" svg:y1="14.1cm" svg:x2="10.1cm" svg:y2="14.4cm">
          <text:p/>
        </draw:line>
        <draw:line draw:style-name="gr23" draw:text-style-name="P12" draw:layer="layout" svg:x1="9.8cm" svg:y1="15cm" svg:x2="10.4cm" svg:y2="15cm">
          <text:p/>
        </draw:line>
        <draw:line draw:style-name="gr23" draw:text-style-name="P12" draw:layer="layout" svg:x1="9.9cm" svg:y1="15.1cm" svg:x2="10.3cm" svg:y2="15.1cm">
          <text:p/>
        </draw:line>
        <draw:line draw:style-name="gr23" draw:text-style-name="P12" draw:layer="layout" svg:x1="10cm" svg:y1="15.2cm" svg:x2="10.2cm" svg:y2="15.2cm">
          <text:p/>
        </draw:line>
        <draw:line draw:style-name="gr23" draw:text-style-name="P12" draw:layer="layout" svg:x1="10.1cm" svg:y1="14.4cm" svg:x2="10.1cm" svg:y2="15cm">
          <text:p/>
        </draw:line>
        <draw:custom-shape draw:style-name="gr20" draw:text-style-name="P3" draw:layer="layout" svg:width="0.2cm" svg:height="0.3cm" svg:x="3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4cm" svg:height="1.373cm" svg:x="2.4cm" svg:y="23.9cm">
          <draw:text-box>
            <text:p><text:span text:style-name="T5">V5</text:span></text:p>
          </draw:text-box>
        </draw:frame>
        <draw:frame draw:style-name="gr21" draw:text-style-name="P11" draw:layer="layout" svg:width="1.4cm" svg:height="1.673cm" svg:x="2.5cm" svg:y="3.227cm">
          <draw:text-box>
            <text:p><text:span text:style-name="T5">V7</text:span></text:p>
          </draw:text-box>
        </draw:frame>
        <draw:custom-shape draw:style-name="gr20" draw:text-style-name="P3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7.7cm" svg:y="2.9cm">
          <draw:text-box>
            <text:p><text:span text:style-name="T5">V6</text:span></text:p>
          </draw:text-box>
        </draw:frame>
        <draw:line draw:style-name="gr25" draw:text-style-name="P13" draw:layer="layout" svg:x1="13cm" svg:y1="12.8cm" svg:x2="16.2cm" svg:y2="12.8cm">
          <text:p/>
        </draw:line>
        <draw:line draw:style-name="gr25" draw:text-style-name="P13" draw:layer="layout" svg:x1="7.7cm" svg:y1="12.7cm" svg:x2="4.7cm" svg:y2="12.7cm">
          <text:p/>
        </draw:line>
        <draw:line draw:style-name="gr25" draw:text-style-name="P13" draw:layer="layout" svg:x1="8.9cm" svg:y1="9.8cm" svg:x2="8.9cm" svg:y2="6.4cm">
          <text:p/>
        </draw:line>
        <draw:line draw:style-name="gr25" draw:text-style-name="P13" draw:layer="layout" svg:x1="8.7cm" svg:y1="17.3cm" svg:x2="8.7cm" svg:y2="21.6cm">
          <text:p/>
        </draw:line>
        <draw:line draw:style-name="gr25" draw:text-style-name="P13" draw:layer="layout" svg:x1="15.6cm" svg:y1="2.8cm" svg:x2="13cm" svg:y2="2.8cm">
          <text:p/>
        </draw:line>
        <draw:line draw:style-name="gr25" draw:text-style-name="P13" draw:layer="layout" svg:x1="7.8cm" svg:y1="2.9cm" svg:x2="5.2cm" svg:y2="2.9cm">
          <text:p/>
        </draw:line>
        <draw:line draw:style-name="gr25" draw:text-style-name="P13" draw:layer="layout" svg:x1="1.5cm" svg:y1="17.2cm" svg:x2="1.5cm" svg:y2="20.1cm">
          <text:p/>
        </draw:line>
        <draw:line draw:style-name="gr25" draw:text-style-name="P13" draw:layer="layout" svg:x1="5.6cm" svg:y1="26cm" svg:x2="8cm" svg:y2="26cm">
          <text:p/>
        </draw:line>
        <draw:frame draw:style-name="gr26" draw:text-style-name="P10" draw:layer="layout" svg:width="1.3cm" svg:height="1.114cm" svg:x="6.2cm" svg:y="1.7cm">
          <draw:text-box>
            <text:p><text:span text:style-name="T4">I</text:span><text:span text:style-name="T6">R1</text:span></text:p>
          </draw:text-box>
        </draw:frame>
        <draw:frame draw:style-name="gr26" draw:text-style-name="P10" draw:layer="layout" svg:width="1.3cm" svg:height="1.114cm" svg:x="13.7cm" svg:y="1.586cm">
          <draw:text-box>
            <text:p><text:span text:style-name="T4">I</text:span><text:span text:style-name="T6">R2</text:span></text:p>
          </draw:text-box>
        </draw:frame>
        <draw:frame draw:style-name="gr26" draw:text-style-name="P10" draw:layer="layout" svg:width="1.3cm" svg:height="1.114cm" svg:x="5.8cm" svg:y="11.586cm">
          <draw:text-box>
            <text:p><text:span text:style-name="T4">I</text:span><text:span text:style-name="T6">R4</text:span></text:p>
          </draw:text-box>
        </draw:frame>
        <draw:frame draw:style-name="gr26" draw:text-style-name="P10" draw:layer="layout" svg:width="1.3cm" svg:height="1.114cm" svg:x="13.8cm" svg:y="11.586cm">
          <draw:text-box>
            <text:p><text:span text:style-name="T4">I</text:span><text:span text:style-name="T6">R5</text:span></text:p>
          </draw:text-box>
        </draw:frame>
        <draw:frame draw:style-name="gr26" draw:text-style-name="P10" draw:layer="layout" svg:width="1.3cm" svg:height="1.114cm" svg:x="1.6cm" svg:y="19.3cm">
          <draw:text-box>
            <text:p><text:span text:style-name="T4">I</text:span><text:span text:style-name="T6">R6</text:span></text:p>
          </draw:text-box>
        </draw:frame>
        <draw:frame draw:style-name="gr26" draw:text-style-name="P10" draw:layer="layout" svg:width="1.3cm" svg:height="1.114cm" svg:x="8.8cm" svg:y="20.986cm">
          <draw:text-box>
            <text:p><text:span text:style-name="T4">I</text:span><text:span text:style-name="T6">Vc</text:span></text:p>
          </draw:text-box>
        </draw:frame>
        <draw:frame draw:style-name="gr27" draw:text-style-name="P10" draw:layer="layout" svg:width="1.3cm" svg:height="1.114cm" svg:x="8.9cm" svg:y="6.086cm">
          <draw:text-box>
            <text:p><text:span text:style-name="T4">I</text:span><text:span text:style-name="T6">R3</text:span></text:p>
          </draw:text-box>
        </draw:frame>
        <draw:frame draw:style-name="gr27" draw:text-style-name="P10" draw:layer="layout" svg:width="1.3cm" svg:height="1.114cm" svg:x="6cm" svg:y="26.1cm">
          <draw:text-box>
            <text:p><text:span text:style-name="T4">I</text:span><text:span text:style-name="T6">R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3-23T01:25:06.161180772</dc:date>
    <meta:editing-duration>PT3H36M48S</meta:editing-duration>
    <meta:editing-cycles>6</meta:editing-cycles>
    <meta:generator>LibreOffice/6.4.6.2$Linux_X86_64 LibreOffice_project/40$Build-2</meta:generator>
    <meta:document-statistic meta:object-count="100"/>
  </office:meta>
</office:document-meta>
</file>